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0862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wrap-option="wrap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coon_production_cow_manure" table:style-name="ta1">
        <table:shapes>
          <draw:frame draw:z-index="0" draw:style-name="gr1" draw:text-style-name="P1" svg:width="6.2969in" svg:height="3.5417in" svg:x="5.4051in" svg:y="2.9217in">
            <draw:object draw:notify-on-update-of-ranges="Cocoon_production_cow_manure.A2:Cocoon_production_cow_manure.A28 Cocoon_production_cow_manure.C1:Cocoon_production_cow_manure.C1 Cocoon_production_cow_manure.C2:Cocoon_production_cow_manure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Age of worms (days)</text:p>
          </table:table-cell>
          <table:table-cell table:style-name="ce1" office:value-type="string" calcext:value-type="string">
            <text:p>Cumulative number of cocoons of a single worm (px)</text:p>
          </table:table-cell>
          <table:table-cell table:style-name="ce1" office:value-type="string" calcext:value-type="string">
            <text:p>Cumulative number of cocoons of a single worm</text:p>
          </table:table-cell>
          <table:table-cell table:style-name="ce1" table:number-columns-repeated="3"/>
          <table:table-cell table:style-name="ce2" office:value-type="string" calcext:value-type="string" table:number-columns-spanned="2" table:number-rows-spanned="1">
            <text:p>Graph measuring data</text:p>
          </table:table-cell>
          <table:covered-table-cell table:style-name="ce4"/>
          <table:table-cell table:style-name="ce1"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ROUND([.B2]*[.$H$6])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Number of cocoons</text:p>
          </table:table-cell>
          <table:table-cell table:style-name="ce3" office:value-type="string" calcext:value-type="string">
            <text:p>Number of pixels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ROUND([.B3]*[.$H$6])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ROUND([.B4]*[.$H$6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ROUND([.B5]*[.$H$6])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Temp. = NA</text:p>
          </table:table-cell>
          <table:table-cell table:number-columns-repeated="100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ROUND([.B6]*[.$H$6])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Mean number of hatchlings/cocoon:</text:p>
          </table:table-cell>
          <table:table-cell table:formula="of:=120/219" office:value-type="float" office:value="0.547945205479452" calcext:value-type="float">
            <text:p>0.547945205479452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formula="of:=ROUND([.B7]*[.$H$6])"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formula="of:=ROUND([.B8]*[.$H$6])"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table:formula="of:=ROUND([.B9]*[.$H$6])"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52" calcext:value-type="float">
            <text:p>152</text:p>
          </table:table-cell>
          <table:table-cell table:formula="of:=ROUND([.B10]*[.$H$6])"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table:formula="of:=ROUND([.B11]*[.$H$6])"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table:formula="of:=ROUND([.B12]*[.$H$6])" office:value-type="float" office:value="91" calcext:value-type="float">
            <text:p>91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table:formula="of:=ROUND([.B13]*[.$H$6])"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table:formula="of:=ROUND([.B14]*[.$H$6])" office:value-type="float" office:value="98" calcext:value-type="float">
            <text:p>98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88" calcext:value-type="float">
            <text:p>188</text:p>
          </table:table-cell>
          <table:table-cell table:formula="of:=ROUND([.B15]*[.$H$6])" office:value-type="float" office:value="103" calcext:value-type="float">
            <text:p>103</text:p>
          </table:table-cell>
          <table:table-cell table:number-columns-repeated="101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table:formula="of:=ROUND([.B16]*[.$H$6])" office:value-type="float" office:value="103" calcext:value-type="float">
            <text:p>103</text:p>
          </table:table-cell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table:formula="of:=ROUND([.B17]*[.$H$6])" office:value-type="float" office:value="107" calcext:value-type="float">
            <text:p>107</text:p>
          </table:table-cell>
          <table:table-cell table:number-columns-repeated="101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06" calcext:value-type="float">
            <text:p>206</text:p>
          </table:table-cell>
          <table:table-cell table:formula="of:=ROUND([.B18]*[.$H$6])" office:value-type="float" office:value="113" calcext:value-type="float">
            <text:p>113</text:p>
          </table:table-cell>
          <table:table-cell table:number-columns-repeated="101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07" calcext:value-type="float">
            <text:p>207</text:p>
          </table:table-cell>
          <table:table-cell table:formula="of:=ROUND([.B19]*[.$H$6])" office:value-type="float" office:value="113" calcext:value-type="float">
            <text:p>113</text:p>
          </table:table-cell>
          <table:table-cell table:number-columns-repeated="101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52" calcext:value-type="float">
            <text:p>252</text:p>
          </table:table-cell>
          <table:table-cell table:formula="of:=ROUND([.B20]*[.$H$6])"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71" calcext:value-type="float">
            <text:p>271</text:p>
          </table:table-cell>
          <table:table-cell table:formula="of:=ROUND([.B21]*[.$H$6])" office:value-type="float" office:value="148" calcext:value-type="float">
            <text:p>148</text:p>
          </table:table-cell>
          <table:table-cell table:number-columns-repeated="101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00" calcext:value-type="float">
            <text:p>300</text:p>
          </table:table-cell>
          <table:table-cell table:formula="of:=ROUND([.B22]*[.$H$6])" office:value-type="float" office:value="164" calcext:value-type="float">
            <text:p>164</text:p>
          </table:table-cell>
          <table:table-cell table:number-columns-repeated="101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280" calcext:value-type="float">
            <text:p>280</text:p>
          </table:table-cell>
          <table:table-cell table:formula="of:=ROUND([.B23]*[.$H$6])"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85" calcext:value-type="float">
            <text:p>285</text:p>
          </table:table-cell>
          <table:table-cell table:formula="of:=ROUND([.B24]*[.$H$6])" office:value-type="float" office:value="156" calcext:value-type="float">
            <text:p>156</text:p>
          </table:table-cell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318" calcext:value-type="float">
            <text:p>318</text:p>
          </table:table-cell>
          <table:table-cell table:formula="of:=ROUND([.B25]*[.$H$6])" office:value-type="float" office:value="174" calcext:value-type="float">
            <text:p>174</text:p>
          </table:table-cell>
          <table:table-cell table:number-columns-repeated="1013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320" calcext:value-type="float">
            <text:p>320</text:p>
          </table:table-cell>
          <table:table-cell table:formula="of:=ROUND([.B26]*[.$H$6])" office:value-type="float" office:value="175" calcext:value-type="float">
            <text:p>175</text:p>
          </table:table-cell>
          <table:table-cell table:number-columns-repeated="1013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333" calcext:value-type="float">
            <text:p>333</text:p>
          </table:table-cell>
          <table:table-cell table:formula="of:=ROUND([.B27]*[.$H$6])" office:value-type="float" office:value="182" calcext:value-type="float">
            <text:p>182</text:p>
          </table:table-cell>
          <table:table-cell table:number-columns-repeated="1013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387" calcext:value-type="float">
            <text:p>387</text:p>
          </table:table-cell>
          <table:table-cell table:formula="of:=ROUND([.B28]*[.$H$6])" office:value-type="float" office:value="212" calcext:value-type="float">
            <text:p>212</text:p>
          </table:table-cell>
          <table:table-cell table:number-columns-repeated="1013"/>
        </table:table-row>
      </table:table>
      <table:table table:name="Number_of_offspring_cow_manure" table:style-name="ta1"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ge of worms (days)</text:p>
          </table:table-cell>
          <table:table-cell table:style-name="ce1" office:value-type="string" calcext:value-type="string">
            <text:p>Cumulative number of offspring of a single wor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2" office:value-type="float" office:value="175" calcext:value-type="float">
            <text:p>175</text:p>
          </table:table-cell>
        </table:table-row>
        <table:table-row table:style-name="ro2">
          <table:table-cell table:number-columns-repeated="2"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12" calcext:value-type="float">
            <text:p>212</text:p>
          </table:table-cell>
        </table:table-row>
      </table:table>
      <table:table table:name="Cocoon_production_dry_leaves" table:style-name="ta1">
        <table:shapes>
          <draw:frame draw:z-index="0" draw:style-name="gr1" draw:text-style-name="P1" svg:width="6.2969in" svg:height="3.5417in" svg:x="5.4051in" svg:y="2.9217in">
            <draw:object draw:notify-on-update-of-ranges="Cocoon_production_dry_leaves.A2:Cocoon_production_dry_leaves.A28 Cocoon_production_dry_leaves.C1:Cocoon_production_dry_leaves.C1 Cocoon_production_dry_leaves.C2:Cocoon_production_dry_leaves.C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Age of worms (days)</text:p>
          </table:table-cell>
          <table:table-cell table:style-name="ce1" office:value-type="string" calcext:value-type="string">
            <text:p>Cumulative number of cocoons of a single worm (px)</text:p>
          </table:table-cell>
          <table:table-cell table:style-name="ce1" office:value-type="string" calcext:value-type="string">
            <text:p>Cumulative number of cocoons of a single worm</text:p>
          </table:table-cell>
          <table:table-cell table:style-name="ce1" table:number-columns-repeated="3"/>
          <table:table-cell table:style-name="ce2" office:value-type="string" calcext:value-type="string" table:number-columns-spanned="2" table:number-rows-spanned="1">
            <text:p>Graph measuring data</text:p>
          </table:table-cell>
          <table:covered-table-cell table:style-name="ce4"/>
          <table:table-cell table:style-name="ce1"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ROUND([.B2]*[.$H$6])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Number of cocoons</text:p>
          </table:table-cell>
          <table:table-cell table:style-name="ce3" office:value-type="string" calcext:value-type="string">
            <text:p>Number of pixels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ROUND([.B3]*[.$H$6])"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ROUND([.B4]*[.$H$6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ROUND([.B5]*[.$H$6])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emp. = NA</text:p>
          </table:table-cell>
          <table:table-cell table:number-columns-repeated="100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ROUND([.B6]*[.$H$6])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Mean number of hatchlings/cocoon:</text:p>
          </table:table-cell>
          <table:table-cell table:formula="of:=73/115" office:value-type="float" office:value="0.634782608695652" calcext:value-type="float">
            <text:p>0.634782608695652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ROUND([.B7]*[.$H$6])" office:value-type="float" office:value="37" calcext:value-type="float">
            <text:p>37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formula="of:=ROUND([.B8]*[.$H$6])"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ROUND([.B9]*[.$H$6])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formula="of:=ROUND([.B10]*[.$H$6])" office:value-type="float" office:value="42" calcext:value-type="float">
            <text:p>42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formula="of:=ROUND([.B11]*[.$H$6])"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table:formula="of:=ROUND([.B12]*[.$H$6])"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formula="of:=ROUND([.B13]*[.$H$6])"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formula="of:=ROUND([.B14]*[.$H$6])"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table:formula="of:=ROUND([.B15]*[.$H$6])" office:value-type="float" office:value="44" calcext:value-type="float">
            <text:p>44</text:p>
          </table:table-cell>
          <table:table-cell table:number-columns-repeated="101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table:formula="of:=ROUND([.B16]*[.$H$6])"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formula="of:=ROUND([.B17]*[.$H$6])"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table:formula="of:=ROUND([.B18]*[.$H$6])" office:value-type="float" office:value="44" calcext:value-type="float">
            <text:p>44</text:p>
          </table:table-cell>
          <table:table-cell table:number-columns-repeated="101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table:formula="of:=ROUND([.B19]*[.$H$6])" office:value-type="float" office:value="62" calcext:value-type="float">
            <text:p>62</text:p>
          </table:table-cell>
          <table:table-cell table:number-columns-repeated="101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formula="of:=ROUND([.B20]*[.$H$6])"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formula="of:=ROUND([.B21]*[.$H$6])"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table:formula="of:=ROUND([.B22]*[.$H$6])" office:value-type="float" office:value="87" calcext:value-type="float">
            <text:p>87</text:p>
          </table:table-cell>
          <table:table-cell table:number-columns-repeated="101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69" calcext:value-type="float">
            <text:p>169</text:p>
          </table:table-cell>
          <table:table-cell table:formula="of:=ROUND([.B23]*[.$H$6])" office:value-type="float" office:value="107" calcext:value-type="float">
            <text:p>107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61" calcext:value-type="float">
            <text:p>161</text:p>
          </table:table-cell>
          <table:table-cell table:formula="of:=ROUND([.B24]*[.$H$6])" office:value-type="float" office:value="102" calcext:value-type="float">
            <text:p>102</text:p>
          </table:table-cell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table:formula="of:=ROUND([.B25]*[.$H$6])" office:value-type="float" office:value="115" calcext:value-type="float">
            <text:p>115</text:p>
          </table:table-cell>
          <table:table-cell table:number-columns-repeated="1013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16" calcext:value-type="float">
            <text:p>216</text:p>
          </table:table-cell>
          <table:table-cell table:formula="of:=ROUND([.B26]*[.$H$6])"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26" calcext:value-type="float">
            <text:p>226</text:p>
          </table:table-cell>
          <table:table-cell table:formula="of:=ROUND([.B27]*[.$H$6])" office:value-type="float" office:value="143" calcext:value-type="float">
            <text:p>143</text:p>
          </table:table-cell>
          <table:table-cell table:number-columns-repeated="1013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table:formula="of:=ROUND([.B28]*[.$H$6])" office:value-type="float" office:value="133" calcext:value-type="float">
            <text:p>133</text:p>
          </table:table-cell>
          <table:table-cell table:number-columns-repeated="1013"/>
        </table:table-row>
      </table:table>
      <table:table table:name="Number_of_offspring_dry_leaves" table:style-name="ta1"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ge of worms (days)</text:p>
          </table:table-cell>
          <table:table-cell table:style-name="ce1" office:value-type="string" calcext:value-type="string">
            <text:p>Cumulative number of offspring of a single wor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8:24:57.592795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mara Djerdj</meta:initial-creator>
    <meta:creation-date>2021-05-17T10:08:52.286084756</meta:creation-date>
    <meta:generator>LibreOffice/6.4.7.2$Linux_X86_64 LibreOffice_project/40$Build-2</meta:generator>
    <dc:date>2021-05-18T22:01:48.798115541</dc:date>
    <dc:creator>Tamara Djerdj</dc:creator>
    <meta:editing-duration>PT4H34M47S</meta:editing-duration>
    <meta:editing-cycles>17</meta:editing-cycles>
    <meta:document-statistic meta:table-count="4" meta:cell-count="2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8.997cm" xlink:href=".." xlink:type="simple" chart:class="chart:scatter" chart:style-name="ch1">
        <chart:plot-area chart:style-name="ch2" table:cell-range-address="Cocoon_production_cow_manure.A2:Cocoon_production_cow_manure.A28 Cocoon_production_cow_manure.C1:Cocoon_production_cow_manure.C28" chart:data-source-has-labels="row" svg:x="1.33cm" svg:y="0.179cm" svg:width="14.346cm" svg:height="7.658cm">
          <chartooo:coordinate-region svg:x="2.137cm" svg:y="0.378cm" svg:width="13.259cm" svg:height="6.812cm"/>
          <chart:axis chart:dimension="x" chart:name="primary-x" chart:style-name="ch3">
            <chart:title svg:x="7.189cm" svg:y="8.016cm" chart:style-name="ch4">
              <text:p>time since birth, d</text:p>
            </chart:title>
          </chart:axis>
          <chart:axis chart:dimension="y" chart:name="primary-y" chart:style-name="ch3">
            <chart:title svg:x="0.451cm" svg:y="5.679cm" chart:style-name="ch5">
              <text:p>cumulative offspring, #</text:p>
            </chart:title>
            <chart:grid chart:style-name="ch6" chart:class="major"/>
          </chart:axis>
          <chart:series chart:style-name="ch7" chart:values-cell-range-address="Cocoon_production_cow_manure.C2:Cocoon_production_cow_manure.C28" chart:label-cell-address="Cocoon_production_cow_manure.C1:Cocoon_production_cow_manure.C1" chart:class="chart:scatter">
            <chart:domain table:cell-range-address="Cocoon_production_cow_manure.A2:Cocoon_production_cow_manure.A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number of cocoons of a single worm</text:p>
                <draw:g>
                  <svg:desc>Cocoon_production_cow_manure.C1:Cocoon_production_cow_manur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Cocoon_production_cow_manure.A2:Cocoon_production_cow_manure.A28</svg:desc>
                </draw:g>
              </table:table-cell>
              <table:table-cell office:value-type="float" office:value="0">
                <text:p>0</text:p>
                <draw:g>
                  <svg:desc>Cocoon_production_cow_manure.C2:Cocoon_production_cow_manure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">
                <text:p>1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">
                <text:p>16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">
                <text:p>1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8.997cm" xlink:href=".." xlink:type="simple" chart:class="chart:scatter" chart:style-name="ch1">
        <chart:plot-area chart:style-name="ch2" table:cell-range-address="Cocoon_production_dry_leaves.A2:Cocoon_production_dry_leaves.A28 Cocoon_production_dry_leaves.C1:Cocoon_production_dry_leaves.C28" chart:data-source-has-labels="row" svg:x="1.33cm" svg:y="0.179cm" svg:width="14.346cm" svg:height="7.658cm">
          <chartooo:coordinate-region svg:x="1.951cm" svg:y="0.378cm" svg:width="13.259cm" svg:height="6.812cm"/>
          <chart:axis chart:dimension="x" chart:name="primary-x" chart:style-name="ch3">
            <chart:title svg:x="7.189cm" svg:y="8.016cm" chart:style-name="ch4">
              <text:p>time since birth, d</text:p>
            </chart:title>
          </chart:axis>
          <chart:axis chart:dimension="y" chart:name="primary-y" chart:style-name="ch3">
            <chart:title svg:x="0.451cm" svg:y="5.679cm" chart:style-name="ch5">
              <text:p>cumulative offspring, #</text:p>
            </chart:title>
            <chart:grid chart:style-name="ch6" chart:class="major"/>
          </chart:axis>
          <chart:series chart:style-name="ch7" chart:values-cell-range-address="Cocoon_production_dry_leaves.C2:Cocoon_production_dry_leaves.C28" chart:label-cell-address="Cocoon_production_dry_leaves.C1:Cocoon_production_dry_leaves.C1" chart:class="chart:scatter">
            <chart:domain table:cell-range-address="Cocoon_production_dry_leaves.A2:Cocoon_production_dry_leaves.A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number of cocoons of a single worm</text:p>
                <draw:g>
                  <svg:desc>Cocoon_production_dry_leaves.C1:Cocoon_production_dry_leave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Cocoon_production_dry_leaves.A2:Cocoon_production_dry_leaves.A28</svg:desc>
                </draw:g>
              </table:table-cell>
              <table:table-cell office:value-type="float" office:value="0">
                <text:p>0</text:p>
                <draw:g>
                  <svg:desc>Cocoon_production_dry_leaves.C2:Cocoon_production_dry_leaves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">
                <text:p>1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">
                <text:p>1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">
                <text:p>1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">
                <text:p>1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">
                <text:p>1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">
                <text:p>1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">
                <text:p>16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">
                <text:p>1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">
                <text:p>18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